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BeanFormatter.print( TestBean object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ingConversionServiceFactoryBeanTests.testInvalidForma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BeanFormatter.parse( String text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Bean.setSpecialInt( int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ingConversionServiceFactoryBeanTests.testDefaultFormatt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pecialIntAnnotationFormatterFactory.getPrinter( SpecialInt annotation , Class &lt; ? &gt; fiel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ecialIntAnnotationFormatterFactory.getField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ingConversionServiceFactoryBeanTests.testDefaultFormattersOf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ormattingConversionServiceFactoryBeanTests.testFormatterRegistr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estFormatterRegistrar.registerFormatters( Formatt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getSpecial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ingConversionServiceFactoryBeanTests.testCustomForma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pecialIntAnnotationFormatterFactory.getParser( SpecialInt annotation , Class &lt; ? &gt; fiel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ecialIntAnnotationFormatterFactory.SpecialIntAnnotationFormatt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